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5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7.5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5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5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5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5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5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5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5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6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7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8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8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8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8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8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85" style:family="text">
      <style:text-properties fo:font-size="15.00pt" fo:font-weight="normal" fo:font-family="Cambria" style:font-family-asian="Cambria" style:font-family-complex="Cambria" fo:background-color="transparent" style:use-window-font-color="true"/>
    </style:style>
    <style:style style:name="T8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8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8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9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0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4" style:family="text">
      <style:text-properties fo:font-size="16.50pt" fo:font-weight="normal" fo:font-family="Cambria" style:font-family-asian="Cambria" style:font-family-complex="Cambria" fo:background-color="transparent" style:use-window-font-color="true"/>
    </style:style>
    <style:style style:name="T11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1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2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39" style:family="text">
      <style:text-properties fo:font-size="12.50pt" fo:font-weight="normal" fo:font-family="Cambria" style:font-family-asian="Cambria" style:font-family-complex="Cambria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2" style:family="text">
      <style:text-properties fo:font-size="7.00pt" fo:font-weight="normal" fo:font-family="Cambria" style:font-family-asian="Cambria" style:font-family-complex="Cambria" fo:background-color="transparent" style:use-window-font-color="true"/>
    </style:style>
    <style:style style:name="T14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4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4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4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4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4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4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5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6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7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4" style:family="text">
      <style:text-properties fo:font-size="16.50pt" fo:font-weight="normal" fo:font-family="Cambria" style:font-family-asian="Cambria" style:font-family-complex="Cambria" fo:background-color="transparent" style:use-window-font-color="true"/>
    </style:style>
    <style:style style:name="T18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8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8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19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0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3" style:family="text">
      <style:text-properties fo:font-size="16.00pt" fo:font-weight="normal" fo:font-family="Cambria" style:font-family-asian="Cambria" style:font-family-complex="Cambria" fo:background-color="transparent" style:use-window-font-color="true"/>
    </style:style>
    <style:style style:name="T21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1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1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2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3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6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7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8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49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50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51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52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53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54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55" style:family="text">
      <style:text-properties fo:font-size="14.00pt" fo:font-weight="normal" fo:font-family="Cambria" style:font-family-asian="Cambria" style:font-family-complex="Cambria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4.5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left" fo:margin-top="0.50pt"/>
    </style:style>
    <style:style style:name="P2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3" style:family="paragraph">
      <style:paragraph-properties fo:line-height="100.00%" fo:text-align="left" fo:margin-left="8.95pt" fo:text-indent="0.00pt" fo:margin-top="5.35pt"/>
    </style:style>
    <style:style style:name="P4" style:family="paragraph">
      <style:paragraph-properties fo:line-height="100.00%" fo:text-align="left" fo:margin-left="8.70pt" fo:text-indent="0.00pt" fo:margin-top="5.35pt"/>
    </style:style>
    <style:style style:name="P5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6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7" style:family="paragraph">
      <style:paragraph-properties fo:line-height="100.00%" fo:text-align="left" fo:margin-left="8.95pt" fo:text-indent="0.00pt" fo:margin-top="5.60pt"/>
    </style:style>
    <style:style style:name="P8" style:family="paragraph">
      <style:paragraph-properties fo:line-height="100.00%" fo:text-align="left" fo:margin-left="6.05pt" fo:text-indent="0.00pt" fo:margin-top="5.60pt"/>
    </style:style>
    <style:style style:name="P9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0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1" style:family="paragraph">
      <style:paragraph-properties fo:line-height="100.00%" fo:text-align="left" fo:margin-left="8.95pt" fo:text-indent="0.00pt" fo:margin-top="5.60pt"/>
    </style:style>
    <style:style style:name="P12" style:family="paragraph">
      <style:paragraph-properties fo:line-height="100.00%" fo:text-align="left" fo:margin-left="6.05pt" fo:text-indent="0.00pt" fo:margin-top="5.60pt"/>
    </style:style>
    <style:style style:name="P13" style:family="paragraph">
      <style:paragraph-properties fo:line-height="100.00%" fo:text-align="left" fo:margin-left="5.80pt" fo:text-indent="0.00pt">
        <style:tab-stops>
          <style:tab-stop style:position="114.50pt"/>
          <style:tab-stop style:position="39470.0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0.50pt"/>
    </style:style>
    <style:style style:name="P16" style:family="paragraph">
      <style:paragraph-properties fo:line-height="100.00%" fo:text-align="left" fo:margin-left="11.05pt" fo:text-indent="0.00pt" fo:margin-top="1.85pt"/>
    </style:style>
    <style:style style:name="P17" style:family="paragraph">
      <style:paragraph-properties fo:line-height="100.00%" fo:text-align="left" fo:margin-top="0.15pt"/>
    </style:style>
    <text:list-style style:name="L18">
      <text:list-level-style-bullet text:level="1" text:bullet-char="•">
        <style:list-level-properties text:space-before="13.15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left="0.05pt" fo:text-indent="-0.05pt" fo:margin-right="93.40pt">
        <style:tab-stops>
          <style:tab-stop style:position="15.85pt"/>
          <style:tab-stop style:position="15.90pt"/>
        </style:tab-stops>
      </style:paragraph-properties>
    </style:style>
    <style:style style:name="P19" style:family="paragraph">
      <style:paragraph-properties fo:line-height="100.00%" fo:text-align="left" fo:margin-top="0.20pt"/>
    </style:style>
    <text:list-style style:name="L20">
      <text:list-level-style-bullet text:level="1" text:bullet-char="•">
        <style:list-level-properties text:space-before="13.15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0.05pt" fo:text-indent="-0.05pt" fo:margin-right="54.80pt">
        <style:tab-stops>
          <style:tab-stop style:position="15.85pt"/>
          <style:tab-stop style:position="15.90pt"/>
        </style:tab-stops>
      </style:paragraph-properties>
    </style:style>
    <style:style style:name="P21" style:family="paragraph">
      <style:paragraph-properties fo:line-height="100.00%" fo:text-align="left" fo:margin-top="0.25pt"/>
    </style:style>
    <text:list-style style:name="L22">
      <text:list-level-style-bullet text:level="1" text:bullet-char="•">
        <style:list-level-properties text:space-before="13.15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0.05pt" fo:text-indent="-0.05pt" fo:margin-right="49.20pt" fo:margin-top="0.05pt">
        <style:tab-stops>
          <style:tab-stop style:position="15.85pt"/>
          <style:tab-stop style:position="15.9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11.05pt" fo:text-indent="0.00pt"/>
    </style:style>
    <style:style style:name="P26" style:family="paragraph">
      <style:paragraph-properties fo:line-height="100.00%" fo:text-align="left" fo:margin-top="0.25pt"/>
    </style:style>
    <text:list-style style:name="L27">
      <text:list-level-style-bullet text:level="1" text:bullet-char="•">
        <style:list-level-properties text:space-before="29.05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12.50pt" fo:text-indent="-12.50pt" fo:margin-right="52.15pt" fo:margin-top="4.90pt">
        <style:tab-stops>
          <style:tab-stop style:position="-12.50pt"/>
          <style:tab-stop style:position="-12.45pt"/>
        </style:tab-stops>
      </style:paragraph-properties>
    </style:style>
    <style:style style:name="P28" style:family="paragraph">
      <style:paragraph-properties fo:line-height="100.00%" fo:text-align="left" fo:margin-top="0.25pt"/>
    </style:style>
    <text:list-style style:name="L29">
      <text:list-level-style-bullet text:level="1" text:bullet-char="•">
        <style:list-level-properties text:space-before="13.15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0.05pt" fo:text-indent="-0.05pt" fo:margin-right="95.35pt">
        <style:tab-stops>
          <style:tab-stop style:position="15.85pt"/>
          <style:tab-stop style:position="15.90pt"/>
        </style:tab-stops>
      </style:paragraph-properties>
    </style:style>
    <style:style style:name="P30" style:family="paragraph">
      <style:paragraph-properties fo:line-height="100.00%" fo:text-align="left" fo:margin-top="0.15pt"/>
    </style:style>
    <text:list-style style:name="L31">
      <text:list-level-style-bullet text:level="1" text:bullet-char="•">
        <style:list-level-properties text:space-before="13.15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left="0.05pt" fo:text-indent="-0.05pt" fo:margin-right="82.80pt">
        <style:tab-stops>
          <style:tab-stop style:position="15.85pt"/>
          <style:tab-stop style:position="15.90pt"/>
        </style:tab-stops>
      </style:paragraph-properties>
    </style:style>
    <style:style style:name="P32" style:family="paragraph">
      <style:paragraph-properties fo:line-height="100.00%" fo:text-align="left" fo:margin-top="0.25pt"/>
    </style:style>
    <text:list-style style:name="L33">
      <text:list-level-style-bullet text:level="1" text:bullet-char="•">
        <style:list-level-properties text:space-before="13.15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left="15.90pt" fo:text-indent="-15.90pt">
        <style:tab-stops>
          <style:tab-stop style:position="0.00pt"/>
          <style:tab-stop style:position="0.05pt"/>
        </style:tab-stops>
      </style:paragraph-properties>
    </style:style>
    <style:style style:name="P34" style:family="paragraph">
      <style:paragraph-properties fo:line-height="100.00%" fo:text-align="left" fo:margin-top="0.35pt"/>
    </style:style>
    <style:style style:name="TableColumn0100" style:family="table-column">
      <style:table-column-properties style:column-width="1.670833in"/>
    </style:style>
    <style:style style:name="TableColumn0101" style:family="table-column">
      <style:table-column-properties style:column-width="4.975694in"/>
    </style:style>
    <style:style style:name="Table01" style:family="table">
      <style:table-properties style:width="6.646528in" fo:margin-left="0.000000in" style:writing-mode="lr" table:align="left" style:may-break-between-rows="true"/>
    </style:style>
    <style:style style:name="TableRow0100" style:family="table-row">
      <style:table-row-properties style:min-row-height="0.326389in"/>
    </style:style>
    <style:style style:name="TableCell0100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0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Row0101" style:family="table-row">
      <style:table-row-properties style:min-row-height="0.532639in"/>
    </style:style>
    <style:style style:name="TableCell0101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1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Row0102" style:family="table-row">
      <style:table-row-properties style:min-row-height="0.512500in"/>
    </style:style>
    <style:style style:name="TableCell010200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  <style:style style:name="TableCell010201" style:family="table-cell">
      <style:table-cell-properties fo:border-top="0.008333in solid #000000" fo:border-left="0.008333in solid #000000" fo:border-right="0.008333in solid #000000" fo:border-bottom="0.008333in solid #000000" fo:vertical-align="top" fo:background-color="#ffffff"/>
    </style:style>
  </office:automatic-styles>
  <office:body>
    <office:text>
      <text:p text:style-name="P1"><text:span text:style-name="T1"><text:s text:c="20"/>BUILDIND MOBILE APP<text:s text:c="115"/></text:span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DATE</text:span><text:span text:style-name="T5"/></text:p>
          </table:table-cell>
          <table:table-cell table:style-name="TableCell010001">
            <text:p text:style-name="P4"><text:span text:style-name="T6">13</text:span><text:span text:style-name="T7"><text:s/></text:span><text:span text:style-name="T8">NOVEMBER</text:span><text:span text:style-name="T9"><text:s/></text:span><text:span text:style-name="T10">2022</text:span><text:span text:style-name="T11"/></text:p>
          </table:table-cell>
        </table:table-row>
        <table:table-row table:style-name="TableRow0101">
          <table:table-cell table:style-name="TableCell010100">
            <text:p text:style-name="P7"><text:span text:style-name="T12">TEAM</text:span><text:span text:style-name="T13"><text:s/></text:span><text:span text:style-name="T14">ID</text:span><text:span text:style-name="T15"/></text:p>
          </table:table-cell>
          <table:table-cell table:style-name="TableCell010101">
            <text:p text:style-name="P8"><text:span text:style-name="T16">PNT2022TMID41957</text:span><text:span text:style-name="T17"/></text:p>
          </table:table-cell>
        </table:table-row>
        <table:table-row table:style-name="TableRow0102">
          <table:table-cell table:style-name="TableCell010200">
            <text:p text:style-name="P11"><text:span text:style-name="T18">PROJECT</text:span><text:span text:style-name="T19"><text:s/></text:span><text:span text:style-name="T20">NAME</text:span><text:span text:style-name="T21"/></text:p>
          </table:table-cell>
          <table:table-cell table:style-name="TableCell010201">
            <text:p text:style-name="P12"><text:span text:style-name="T22">REAL-TIME</text:span><text:span text:style-name="T23"><text:s/></text:span><text:span text:style-name="T24">RIVER</text:span><text:span text:style-name="T25"><text:s/></text:span><text:span text:style-name="T26">WATER</text:span><text:span text:style-name="T27"><text:s/></text:span><text:span text:style-name="T28">QUALITY</text:span><text:span text:style-name="T29"><text:s/></text:span><text:span text:style-name="T30">MONITORING</text:span><text:span text:style-name="T31"><text:s/></text:span><text:span text:style-name="T32">AND</text:span><text:span text:style-name="T33"><text:s/></text:span><text:span text:style-name="T34">CONTROL</text:span><text:span text:style-name="T35"><text:s/></text:span><text:span text:style-name="T36">SYSTEM</text:span><text:span text:style-name="T37"/></text:p>
          </table:table-cell>
        </table:table-row>
      </table:table>
      <text:p text:style-name="P14"><text:span text:style-name="T38"/></text:p>
      <text:p text:style-name="P14"><text:span text:style-name="T38"/></text:p>
      <text:p text:style-name="P15"><text:span text:style-name="T39"/></text:p>
      <text:p text:style-name="P16"><text:span text:style-name="T40">MIT</text:span><text:span text:style-name="T41"><text:s/></text:span><text:span text:style-name="T42">App</text:span><text:span text:style-name="T43"><text:s/></text:span><text:span text:style-name="T44">Inventor</text:span><text:span text:style-name="T45"><text:s/></text:span><text:span text:style-name="T46">Front</text:span><text:span text:style-name="T47"><text:s/></text:span><text:span text:style-name="T48">End:</text:span></text:p>
      <text:p text:style-name="P17"><draw:frame text:anchor-type="as-char" svg:width="153.04mm" svg:height="85.83mm" style:rel-width="scale" style:rel-height="scale"><draw:object-ole xlink:href="OleObj1"/><draw:image xlink:href="ObjectReplacements/OleObj1"/></draw:frame><text:span text:style-name="T50"/></text:p>
      <text:list text:style-name="L18">
        <text:list-item>
          <text:p text:style-name="P18"><text:span text:style-name="T51"><text:tab/></text:span><text:span text:style-name="T52">The</text:span><text:span text:style-name="T53"><text:s/></text:span><text:span text:style-name="T54">Temperature,</text:span><text:span text:style-name="T55"><text:s/></text:span><text:span text:style-name="T56">PH</text:span><text:span text:style-name="T57"><text:s/></text:span><text:span text:style-name="T58">and</text:span><text:span text:style-name="T59"><text:s/></text:span><text:span text:style-name="T60">Turbidity</text:span><text:span text:style-name="T61"><text:s/></text:span><text:span text:style-name="T62">values</text:span><text:span text:style-name="T63"><text:s/></text:span><text:span text:style-name="T64">can</text:span><text:span text:style-name="T65"><text:s/></text:span><text:span text:style-name="T66">be</text:span><text:span text:style-name="T67"><text:s/></text:span><text:span text:style-name="T68">received</text:span><text:span text:style-name="T69"><text:s/></text:span><text:span text:style-name="T70">in</text:span><text:span text:style-name="T71"><text:s/></text:span><text:span text:style-name="T72">themobile</text:span><text:span text:style-name="T73"><text:s/></text:span><text:span text:style-name="T74">application</text:span><text:span text:style-name="T75"><text:s/></text:span><text:span text:style-name="T76">from</text:span><text:span text:style-name="T77"><text:s/></text:span><text:span text:style-name="T78">IBM</text:span><text:span text:style-name="T79"><text:s/></text:span><text:span text:style-name="T80">IOT</text:span><text:span text:style-name="T81"><text:s/></text:span><text:span text:style-name="T82">Watson</text:span><text:span text:style-name="T83"><text:s/></text:span><text:span text:style-name="T84">platform.</text:span></text:p>
        </text:list-item>
      </text:list>
      <text:p text:style-name="P19"><text:span text:style-name="T85"/></text:p>
      <text:list text:style-name="L20">
        <text:list-item>
          <text:p text:style-name="P20"><text:span text:style-name="T86"><text:tab/></text:span><text:span text:style-name="T87">Here,</text:span><text:span text:style-name="T88"><text:s/></text:span><text:span text:style-name="T89">we</text:span><text:span text:style-name="T90"><text:s/></text:span><text:span text:style-name="T91">have</text:span><text:span text:style-name="T92"><text:s/></text:span><text:span text:style-name="T93">included</text:span><text:span text:style-name="T94"><text:s/></text:span><text:span text:style-name="T95">the</text:span><text:span text:style-name="T96"><text:s/></text:span><text:span text:style-name="T97">respective</text:span><text:span text:style-name="T98"><text:s/></text:span><text:span text:style-name="T99">parameters</text:span><text:span text:style-name="T100"><text:s/></text:span><text:span text:style-name="T101">with</text:span><text:span text:style-name="T102"><text:s/></text:span><text:span text:style-name="T103">a</text:span><text:span text:style-name="T104"><text:s/></text:span><text:span text:style-name="T105">text</text:span><text:span text:style-name="T106"><text:s/></text:span><text:span text:style-name="T107">box</text:span><text:span text:style-name="T108"><text:s/></text:span><text:span text:style-name="T109">wherethe</text:span><text:span text:style-name="T110"><text:s/></text:span><text:span text:style-name="T111">values are</text:span><text:span text:style-name="T112"><text:s/></text:span><text:span text:style-name="T113">displayed.</text:span></text:p>
        </text:list-item>
      </text:list>
      <text:p text:style-name="P21"><text:span text:style-name="T114"/></text:p>
      <text:list text:style-name="L22">
        <text:list-item>
          <text:p text:style-name="P22"><text:span text:style-name="T115"><text:tab/></text:span><text:span text:style-name="T116">We</text:span><text:span text:style-name="T117"><text:s/></text:span><text:span text:style-name="T118">have</text:span><text:span text:style-name="T119"><text:s/></text:span><text:span text:style-name="T120">included</text:span><text:span text:style-name="T121"><text:s/></text:span><text:span text:style-name="T122">the</text:span><text:span text:style-name="T123"><text:s/></text:span><text:span text:style-name="T124">control through</text:span><text:span text:style-name="T125"><text:s/></text:span><text:span text:style-name="T126">buttons</text:span><text:span text:style-name="T127"><text:s/></text:span><text:span text:style-name="T128">such</text:span><text:span text:style-name="T129"><text:s/></text:span><text:span text:style-name="T130">as</text:span><text:span text:style-name="T131"><text:s/></text:span><text:span text:style-name="T132">light</text:span><text:span text:style-name="T133"><text:s/></text:span><text:span text:style-name="T134">on</text:span><text:span text:style-name="T135"><text:s/></text:span><text:span text:style-name="T136">and</text:span><text:span text:style-name="T137"><text:s/></text:span><text:span text:style-name="T138">lightoff.</text:span></text:p>
        </text:list-item>
      </text:list>
      <text:p text:style-name="P23"><text:span text:style-name="T138"/></text:p>
      <text:p text:style-name="P24"><text:span text:style-name="T139"/></text:p>
      <text:p text:style-name="P25"><draw:frame text:anchor-type="as-char" svg:width="153.04mm" svg:height="85.83mm" style:rel-width="scale" style:rel-height="scale"><draw:object-ole xlink:href="OleObj2"/><draw:image xlink:href="ObjectReplacements/OleObj2"/></draw:frame><text:span text:style-name="T141"/></text:p>
      <text:p text:style-name="P26"><text:span text:style-name="T142"/></text:p>
      <text:list text:style-name="L27">
        <text:list-item>
          <text:p text:style-name="P27"><text:span text:style-name="T143">In</text:span><text:span text:style-name="T144"><text:s/></text:span><text:span text:style-name="T145">the</text:span><text:span text:style-name="T146"><text:s/></text:span><text:span text:style-name="T147">back</text:span><text:span text:style-name="T148"><text:s/></text:span><text:span text:style-name="T149">end</text:span><text:span text:style-name="T150"><text:s/></text:span><text:span text:style-name="T151">of our</text:span><text:span text:style-name="T152"><text:s/></text:span><text:span text:style-name="T153">application</text:span><text:span text:style-name="T154"><text:s/></text:span><text:span text:style-name="T155">,</text:span><text:span text:style-name="T156"><text:s/></text:span><text:span text:style-name="T157">we</text:span><text:span text:style-name="T158"><text:s/></text:span><text:span text:style-name="T159">have</text:span><text:span text:style-name="T160"><text:s/></text:span><text:span text:style-name="T161">used</text:span><text:span text:style-name="T162"><text:s/></text:span><text:span text:style-name="T163">WEB</text:span><text:span text:style-name="T164"><text:s/></text:span><text:span text:style-name="T165">1</text:span><text:span text:style-name="T166"><text:s/></text:span><text:span text:style-name="T167">and</text:span><text:span text:style-name="T168"><text:s/></text:span><text:span text:style-name="T169">WEB</text:span><text:span text:style-name="T170"><text:s/></text:span><text:span text:style-name="T171">2 . WEB 1<text:s/></text:span><text:span text:style-name="T172">–</text:span><text:span text:style-name="T173"><text:s/>To receive the sensor values from IBM IOT Watson</text:span><text:span text:style-name="T174"><text:s/></text:span><text:span text:style-name="T175">platform.WEB</text:span><text:span text:style-name="T176"><text:s/></text:span><text:span text:style-name="T177">2-</text:span><text:span text:style-name="T178"><text:s/></text:span><text:span text:style-name="T179">To have</text:span><text:span text:style-name="T180"><text:s/></text:span><text:span text:style-name="T181">control using</text:span><text:span text:style-name="T182"><text:s/></text:span><text:span text:style-name="T183">buttons.</text:span></text:p>
        </text:list-item>
      </text:list>
      <text:p text:style-name="P28"><text:span text:style-name="T184"/></text:p>
      <text:list text:style-name="L29">
        <text:list-item>
          <text:p text:style-name="P29"><text:span text:style-name="T185"><text:tab/></text:span><text:span text:style-name="T186">We</text:span><text:span text:style-name="T187"><text:s/></text:span><text:span text:style-name="T188">have</text:span><text:span text:style-name="T189"><text:s/></text:span><text:span text:style-name="T190">inserted</text:span><text:span text:style-name="T191"><text:s/></text:span><text:span text:style-name="T192">the</text:span><text:span text:style-name="T193"><text:s/></text:span><text:span text:style-name="T194">URL</text:span><text:span text:style-name="T195"><text:s/></text:span><text:span text:style-name="T196">of</text:span><text:span text:style-name="T197"><text:s/></text:span><text:span text:style-name="T198">node</text:span><text:span text:style-name="T199"><text:s/></text:span><text:span text:style-name="T200">red</text:span><text:span text:style-name="T201"><text:s/></text:span><text:span text:style-name="T202">flow</text:span><text:span text:style-name="T203"><text:s/></text:span><text:span text:style-name="T204">for</text:span><text:span text:style-name="T205"><text:s/></text:span><text:span text:style-name="T206">both</text:span><text:span text:style-name="T207"><text:s/></text:span><text:span text:style-name="T208">sensor</text:span><text:span text:style-name="T209"><text:s/></text:span><text:span text:style-name="T210">values andcontrol</text:span><text:span text:style-name="T211"><text:s/></text:span><text:span text:style-name="T212">buttons.</text:span></text:p>
        </text:list-item>
      </text:list>
      <text:p text:style-name="P30"><text:span text:style-name="T213"/></text:p>
      <text:list text:style-name="L31">
        <text:list-item>
          <text:p text:style-name="P31"><text:span text:style-name="T214"><text:tab/></text:span><text:span text:style-name="T215">Thus,</text:span><text:span text:style-name="T216"><text:s/></text:span><text:span text:style-name="T217">the</text:span><text:span text:style-name="T218"><text:s/></text:span><text:span text:style-name="T219">module</text:span><text:span text:style-name="T220"><text:s/></text:span><text:span text:style-name="T221">is</text:span><text:span text:style-name="T222"><text:s/></text:span><text:span text:style-name="T223">successfully</text:span><text:span text:style-name="T224"><text:s/></text:span><text:span text:style-name="T225">getting</text:span><text:span text:style-name="T226"><text:s/></text:span><text:span text:style-name="T227">values</text:span><text:span text:style-name="T228"><text:s/></text:span><text:span text:style-name="T229">from</text:span><text:span text:style-name="T230"><text:s/></text:span><text:span text:style-name="T231">IBM</text:span><text:span text:style-name="T232"><text:s/></text:span><text:span text:style-name="T233">IOT</text:span><text:span text:style-name="T234"><text:s/></text:span><text:span text:style-name="T235">Watsonplatform</text:span><text:span text:style-name="T236"><text:s/></text:span><text:span text:style-name="T237">and</text:span><text:span text:style-name="T238"><text:s/></text:span><text:span text:style-name="T239">having the</text:span><text:span text:style-name="T240"><text:s/></text:span><text:span text:style-name="T241">control</text:span><text:span text:style-name="T242"><text:s/></text:span><text:span text:style-name="T243">through</text:span><text:span text:style-name="T244"><text:s/></text:span><text:span text:style-name="T245">buttons.</text:span></text:p>
        </text:list-item>
      </text:list>
      <text:p text:style-name="P32"><text:span text:style-name="T245"/></text:p>
      <text:list text:style-name="L33">
        <text:list-item>
          <text:p text:style-name="P33"><text:span text:style-name="T245">App</text:span><text:span text:style-name="T246"><text:s/></text:span><text:span text:style-name="T247">was</text:span><text:span text:style-name="T248"><text:s/></text:span><text:span text:style-name="T249">build</text:span><text:span text:style-name="T250"><text:s/></text:span><text:span text:style-name="T251">and</text:span><text:span text:style-name="T252"><text:s/></text:span><text:span text:style-name="T253">run</text:span><text:span text:style-name="T254"><text:s/></text:span><text:span text:style-name="T255">successfully.</text:span></text:p>
        </text:list-item>
      </text:list>
      <text:p text:style-name="P34"><draw:frame text:anchor-type="as-char" svg:width="62.26mm" svg:height="83.03mm" style:rel-width="scale" style:rel-height="scale"><draw:object-ole xlink:href="OleObj3"/><draw:image xlink:href="ObjectReplacements/OleObj3"/></draw:frame><text:span text:style-name="T2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